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50000001C66CF4DF60D8FEE487.png" manifest:media-type="image/png"/>
  <manifest:file-entry manifest:full-path="Pictures/10000201000009C40000021ED3381A3702098220.png" manifest:media-type="image/png"/>
  <manifest:file-entry manifest:full-path="Pictures/10000201000000640000005B4309EDD4AF4D86FF.png" manifest:media-type="image/png"/>
  <manifest:file-entry manifest:full-path="Pictures/10000201000009C40000021EEC6B286995856A34.png" manifest:media-type="image/png"/>
  <manifest:file-entry manifest:full-path="Pictures/10000201000009C40000021EC2265D95528BBA22.png" manifest:media-type="image/png"/>
  <manifest:file-entry manifest:full-path="Pictures/1000020100000450000001C6462D04A43A9BD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/>
    <style:font-face style:name="Arial3" svg:font-family="Arial" style:font-family-generic="swiss"/>
    <style:font-face style:name="Liberation Sans2" svg:font-family="'Liberation Sans'" style:font-family-generic="swiss"/>
    <style:font-face style:name="Nimbus Sans L" svg:font-family="'Nimbus Sans L'" style:font-family-generic="swiss"/>
    <style:font-face style:name="Courier 10 Pitch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cm" fo:padding-bottom="0.254cm" fo:padding-left="0cm" fo:padding-right="0cm" fo:wrap-option="wrap"/>
    </style:style>
    <style:style style:name="pr2" style:family="presentation" style:parent-style-name="Cover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cm" fo:padding-right="0cm" fo:wrap-option="wrap"/>
    </style:style>
    <style:style style:name="pr3" style:family="presentation" style:parent-style-name="Cover_20_title-notes">
      <style:graphic-properties draw:stroke="none" svg:stroke-width="0cm" draw:fill="none" draw:fill-color="#ffffff" draw:textarea-vertical-align="top" draw:auto-grow-height="false" draw:fit-to-size="false" fo:min-height="11.545cm" fo:padding-top="0.254cm" fo:padding-bottom="0.254cm" fo:padding-left="0.254cm" fo:padding-right="0.254cm" fo:wrap-option="wrap"/>
    </style:style>
    <style:style style:name="pr4" style:family="presentation" style:parent-style-name="Standard_20_slide_5f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Standard_20_slide_5f_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6" style:family="presentation" style:parent-style-name="Standard_20_slide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7" style:family="presentation" style:parent-style-name="Standard_20_slide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8" style:family="presentation" style:parent-style-name="Standard_20_slide_5f__5f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9" style:family="presentation" style:parent-style-name="Standard_20_slide_5f__5f_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1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co1" style:family="table-column">
      <style:table-column-properties style:column-width="11.111cm" style:use-optimal-column-width="false"/>
    </style:style>
    <style:style style:name="co2" style:family="table-column">
      <style:table-column-properties style:column-width="3.5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e6e6e6" draw:textarea-vertical-align="middle"/>
      <style:paragraph-properties fo:text-align="start" fo:border="0.03pt solid #ffffff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start" fo:border-left="0.03pt solid #ffffff" fo:border-right="0.03pt solid #ffffff" fo:border-top="none" fo:border-bottom="0.03pt solid #ffffff"/>
      <style:text-properties fo:font-size="36pt" style:font-size-asian="36pt" style:font-size-complex="36pt"/>
    </style:style>
    <style:style style:name="ce3" style:family="table-cell">
      <loext:graphic-properties draw:textarea-vertical-align="middle"/>
      <style:paragraph-properties fo:text-align="start"/>
      <style:text-properties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.318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8pt" style:font-size-asian="48pt" style:font-size-complex="4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Sans3" fo:font-size="14pt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ourier 10 Pitch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3f3f3f" style:text-line-through-style="none" style:text-line-through-type="none" style:text-position="0% 100%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style:font-name="Arial1" fo:letter-spacing="normal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Liberation Sans3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StarSymbol" style:font-charset="x-symbol" fo:color="#3f3f3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ing an Open-Source Maintainer" draw:style-name="dp1" draw:master-page-name="Cover_20_title" presentation:presentation-page-layout-name="AL1T0">
        <draw:frame draw:name="Shape 62" presentation:style-name="pr1" draw:text-style-name="P2" draw:layer="layout" svg:width="22.863cm" svg:height="4.148cm" svg:x="1.319cm" svg:y="1.855cm" presentation:class="title" presentation:user-transformed="true">
          <draw:text-box>
            <text:p text:style-name="P1"><text:span text:style-name="T1">Maintainers Don't Scale</text:span></text:p>
          </draw:text-box>
        </draw:frame>
        <draw:frame draw:name="Shape 63" presentation:style-name="pr2" draw:text-style-name="P3" draw:layer="layout" svg:width="16.46cm" svg:height="1.709cm" svg:x="7.721cm" svg:y="6.004cm" presentation:class="outline" presentation:user-transformed="true">
          <draw:text-box>
            <text:p text:style-name="P1"><text:span text:style-name="T2">LCA 2017, Hobart</text:span></text:p>
            <text:p text:style-name="P1"><text:span text:style-name="T2">Daniel Vetter</text:span></text:p>
            <text:p text:style-name="P1"><text:span text:style-name="T2">@danvet</text:span></text:p>
          </draw:text-box>
        </draw:frame>
        <presentation:notes draw:style-name="dp2">
          <draw:frame draw:name="Shape 65" presentation:style-name="pr3" draw:text-style-name="P4" draw:layer="layout" svg:width="15.578cm" svg:height="11.544cm" svg:x="1.947cm" svg:y="12.186cm" presentation:class="notes" presentation:placeholder="true" presentation:user-transformed="true">
            <draw:text-box/>
          </draw:frame>
          <draw:page-thumbnail draw:name="Shape 66" draw:style-name="gr1" draw:layer="layout" svg:width="17.109cm" svg:height="9.621cm" svg:x="1.182cm" svg:y="1.923cm" draw:page-number="1" presentation:class="page"/>
        </presentation:notes>
      </draw:page>
      <draw:page draw:name="page2" draw:style-name="dp1" draw:master-page-name="Standard_20_slide_5f_">
        <draw:frame draw:name="Shape 68" presentation:style-name="pr4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ot About Burnout</text:span></text:p>
          </draw:text-box>
        </draw:frame>
        <draw:frame draw:name="Shape 69" presentation:style-name="pr5" draw:text-style-name="P6" draw:layer="layout" svg:width="22.859cm" svg:height="8.801cm" svg:x="1.27cm" svg:y="3.563cm" presentation:class="outline" presentation:user-transformed="true">
          <draw:text-box>
            <text:list text:style-name="L3">
              <text:list-item>
                <text:p text:style-name="P7"><text:span text:style-name="T4">Cult of Busy</text:span></text:p>
              </text:list-item>
              <text:list-item>
                <text:p text:style-name="P7"><text:span text:style-name="T4">known the progression and early signs</text:span></text:p>
              </text:list-item>
              <text:list-item>
                <text:p text:style-name="P7"><text:span text:style-name="T4">Jacob Kaplan-Moss: „What part of „... for life“ don't you </text:span><text:span text:style-name="T4">understand?“</text:span></text:p>
                <text:p text:style-name="P7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2" presentation:class="page"/>
          <draw:frame draw:name="Shape 72" presentation:style-name="pr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Kernel Merge Process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6">git send-email + git apply-mbox</text:span></text:p>
              </text:list-item>
              <text:list-item>
                <text:p text:style-name="P7"><text:span text:style-name="T4">80% of patches applied by maintainers</text:span></text:p>
              </text:list-item>
              <text:list-item>
                <text:p text:style-name="P7"><text:span text:style-name="T4">remaining 20% directly applied</text:span></text:p>
              </text:list-item>
              <text:list-item>
                <text:p text:style-name="P7"><text:span text:style-name="T4">pull requests up the hierarchy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3" presentation:class="page"/>
          <draw:frame draw:name="Shape 72" presentation:style-name="pr10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ew Model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4">all regular contributors have commit rights</text:span></text:p>
              </text:list-item>
              <text:list-item>
                <text:p text:style-name="P7"><text:span text:style-name="T4">group of maintainers for coordination</text:span></text:p>
              </text:list-item>
              <text:list-item>
                <text:p text:style-name="P7"><text:span text:style-name="T4">Emily Dunham „Life is better with Rust's community </text:span><text:span text:style-name="T4">automation“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4" presentation:class="page"/>
          <draw:frame draw:name="Shape 72" presentation:style-name="pr12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Before the Rant, Some Good Stuff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7">git</text:span></text:p>
              </text:list-item>
              <text:list-item>
                <text:p text:style-name="P7"><text:span text:style-name="T4">commit messages</text:span></text:p>
              </text:list-item>
              <text:list-item>
                <text:p text:style-name="P7"><text:span text:style-name="T4">bisecting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5" presentation:class="page"/>
          <draw:frame draw:name="Shape 72" presentation:style-name="pr14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boutique tree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6" presentation:class="page"/>
          <draw:frame draw:name="Shape 72" presentation:style-name="pr16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Standard_20_slide_5f__5f_">
        <draw:frame draw:name="Shape 68" presentation:style-name="pr8" draw:text-style-name="P14" draw:layer="layout" svg:width="21.259cm" svg:height="2.587cm" svg:x="1.341cm" svg:y="4.4cm" presentation:class="title" presentation:user-transformed="true">
          <draw:text-box>
            <text:p text:style-name="P13"><text:span text:style-name="T9">… </text:span><text:span text:style-name="T9">and bus factor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7" presentation:class="page"/>
          <draw:frame draw:name="Shape 72" presentation:style-name="pr18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checks and balances</text:span><text:span text:style-name="T8"><text:line-break/></text:span><text:span text:style-name="T3">(lack thereof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8" presentation:class="page"/>
          <draw:frame draw:name="Shape 72" presentation:style-name="pr20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2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Standard_20_slide_5f__5f_">
        <draw:frame draw:name="Shape 68" presentation:style-name="pr8" draw:text-style-name="P15" draw:layer="layout" svg:width="22.859cm" svg:height="2.587cm" svg:x="1.27cm" svg:y="0.542cm" presentation:class="title" presentation:user-transformed="true">
          <draw:text-box>
            <text:p text:style-name="P5"><text:span text:style-name="T10">Peer-Reviewed Maintainer's Patches</text:span></text:p>
          </draw:text-box>
        </draw:frame>
        <draw:frame draw:style-name="standard" draw:layer="layout" svg:width="14.663cm" svg:height="7.998cm" svg:x="4.494cm" svg:y="3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Intel GFX</text:p>
              </table:table-cell>
              <table:table-cell>
                <text:p text:style-name="P16">97%</text:p>
              </table:table-cell>
            </table:table-row>
            <table:table-row table:style-name="ro1" table:default-cell-style-name="ce2">
              <table:table-cell>
                <text:p text:style-name="P16">graphics core</text:p>
              </table:table-cell>
              <table:table-cell>
                <text:p text:style-name="P16">95%</text:p>
              </table:table-cell>
            </table:table-row>
            <table:table-row table:style-name="ro1" table:default-cell-style-name="ce3">
              <table:table-cell>
                <text:p text:style-name="P16">GFX overall</text:p>
              </table:table-cell>
              <table:table-cell>
                <text:p text:style-name="P16">75%</text:p>
              </table:table-cell>
            </table:table-row>
            <table:table-row table:style-name="ro2" table:default-cell-style-name="ce3">
              <table:table-cell>
                <text:p text:style-name="P16">everything else</text:p>
              </table:table-cell>
              <table:table-cell>
                <text:p text:style-name="P16">25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71" draw:style-name="gr1" draw:layer="layout" svg:width="17.109cm" svg:height="9.621cm" svg:x="1.182cm" svg:y="1.923cm" draw:page-number="9" presentation:class="page"/>
          <draw:frame draw:name="Shape 72" presentation:style-name="pr2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no anynomous feedback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0" presentation:class="page"/>
          <draw:frame draw:name="Shape 72" presentation:style-name="pr2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Code of Conflict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1" presentation:class="page"/>
          <draw:frame draw:name="Shape 72" presentation:style-name="pr2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mesh vs. hierarchy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2" presentation:class="page"/>
          <draw:frame draw:name="Shape 72" presentation:style-name="pr2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a maintainer's manifest</text:span><text:span text:style-name="T8"><text:line-break/></text:span><text:span text:style-name="T3">(towards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3" presentation:class="page"/>
          <draw:frame draw:name="Shape 72" presentation:style-name="pr3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it's about the people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4" presentation:class="page"/>
          <draw:frame draw:name="Shape 72" presentation:style-name="pr3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recognize your power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5" presentation:class="page"/>
          <draw:frame draw:name="Shape 72" presentation:style-name="pr3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accept your limit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6" presentation:class="page"/>
          <draw:frame draw:name="Shape 72" presentation:style-name="pr3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be a steward, not a lord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7" presentation:class="page"/>
          <draw:frame draw:name="Shape 72" presentation:style-name="pr3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Standard_20_slide_5f__5f_">
        <draw:frame draw:name="Shape 68" presentation:style-name="pr8" draw:text-style-name="P6" draw:layer="layout" svg:width="22.859cm" svg:height="2.587cm" svg:x="1.2cm" svg:y="1.8cm" presentation:class="title" presentation:user-transformed="true">
          <draw:text-box>
            <text:p text:style-name="P17"><text:span text:style-name="T3">be a steward, not a lord</text:span><text:span text:style-name="T3"><text:line-break/></text:span><text:span text:style-name="T3"><text:line-break/></text:span><text:span text:style-name="T8">questions?</text:span><text:span text:style-name="T3"><text:line-break/></text:span><text:span text:style-name="T3"><text:line-break/></text:span><text:span text:style-name="T3">@danvet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8" presentation:class="page"/>
          <draw:frame draw:name="Shape 72" presentation:style-name="pr4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/>
    <style:font-face style:name="Arial3" svg:font-family="Arial" style:font-family-generic="swiss"/>
    <style:font-face style:name="Liberation Sans2" svg:font-family="'Liberation Sans'" style:font-family-generic="swiss"/>
    <style:font-face style:name="Nimbus Sans L" svg:font-family="'Nimbus Sans L'" style:font-family-generic="swiss"/>
    <style:font-face style:name="Courier 10 Pitch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gradient draw:name="Gradient_20_7" draw:display-name="Gradient 7" draw:style="linear" draw:start-color="#4c4c4c" draw:end-color="#262626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DemiLight" style:font-family-asian="'Noto Sans CJK JP DemiLight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_20_title-background" style:display-name="Cover title-background" style:family="presentation">
      <style:graphic-properties draw:stroke="none" draw:fill="solid" draw:fill-color="#ffffff"/>
      <style:text-properties style:letter-kerning="true"/>
    </style:style>
    <style:style style:name="Cover_20_title-backgroundobjects" style:display-name="Cov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-notes" style:display-name="Cov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-outline1" style:display-name="Cover title-outline1" style:family="presentation">
      <style:graphic-properties draw:stroke="none" draw:fill="none" draw:auto-grow-height="false" draw:fit-to-size="shrink-to-fit">
        <text:list-style style:name="Cover_20_title-outline1" style:display-name="Cov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-outline2" style:display-name="Cover title-outline2" style:family="presentation" style:parent-style-name="Cover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3" style:display-name="Cover title-outline3" style:family="presentation" style:parent-style-name="Cover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4" style:display-name="Cover title-outline4" style:family="presentation" style:parent-style-name="Cover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5" style:display-name="Cover title-outline5" style:family="presentation" style:parent-style-name="Cover_20_title-outline4">
      <style:paragraph-properties fo:margin-top="0.1cm" fo:margin-bottom="0cm"/>
      <style:text-properties fo:font-size="20pt" style:font-size-asian="20pt" style:font-size-complex="20pt"/>
    </style:style>
    <style:style style:name="Cover_20_title-outline6" style:display-name="Cover title-outline6" style:family="presentation" style:parent-style-name="Cover_20_title-outline5">
      <style:paragraph-properties fo:margin-top="0.1cm" fo:margin-bottom="0cm"/>
      <style:text-properties fo:font-size="20pt" style:font-size-asian="20pt" style:font-size-complex="20pt"/>
    </style:style>
    <style:style style:name="Cover_20_title-outline7" style:display-name="Cover title-outline7" style:family="presentation" style:parent-style-name="Cover_20_title-outline6">
      <style:paragraph-properties fo:margin-top="0.1cm" fo:margin-bottom="0cm"/>
      <style:text-properties fo:font-size="20pt" style:font-size-asian="20pt" style:font-size-complex="20pt"/>
    </style:style>
    <style:style style:name="Cover_20_title-outline8" style:display-name="Cover title-outline8" style:family="presentation" style:parent-style-name="Cover_20_title-outline7">
      <style:paragraph-properties fo:margin-top="0.1cm" fo:margin-bottom="0cm"/>
      <style:text-properties fo:font-size="20pt" style:font-size-asian="20pt" style:font-size-complex="20pt"/>
    </style:style>
    <style:style style:name="Cover_20_title-outline9" style:display-name="Cover title-outline9" style:family="presentation" style:parent-style-name="Cover_20_title-outline8">
      <style:paragraph-properties fo:margin-top="0.1cm" fo:margin-bottom="0cm"/>
      <style:text-properties fo:font-size="20pt" style:font-size-asian="20pt" style:font-size-complex="20pt"/>
    </style:style>
    <style:style style:name="Cover_20_title-subtitle" style:display-name="Cover title-subtitle" style:family="presentation">
      <style:graphic-properties draw:stroke="none" draw:fill="none" draw:textarea-vertical-align="middle">
        <text:list-style style:name="Cover_20_title-subtitle" style:display-name="Cov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-title" style:display-name="Cover title-title" style:family="presentation">
      <style:graphic-properties draw:stroke="none" draw:fill="none" draw:textarea-vertical-align="middle">
        <text:list-style style:name="Cover_20_title-title" style:display-name="Cov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solid" draw:fill-color="#ffffff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draw:fill="none" draw:textarea-vertical-align="middle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d-Thank_20_you-background" style:display-name="End-Thank you-background" style:family="presentation">
      <style:graphic-properties draw:stroke="none" draw:fill="solid" draw:fill-color="#ffffff"/>
      <style:text-properties style:letter-kerning="true"/>
    </style:style>
    <style:style style:name="End-Thank_20_you-backgroundobjects" style:display-name="End-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Thank_20_you-notes" style:display-name="End-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Thank_20_you-outline1" style:display-name="End-Thank you-outline1" style:family="presentation">
      <style:graphic-properties draw:stroke="none" draw:fill="none" draw:auto-grow-height="false" draw:fit-to-size="shrink-to-fit">
        <text:list-style style:name="End-Thank_20_you-outline1" style:display-name="End-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d-Thank_20_you-outline2" style:display-name="End-Thank you-outline2" style:family="presentation" style:parent-style-name="End-Thank_20_you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3" style:display-name="End-Thank you-outline3" style:family="presentation" style:parent-style-name="End-Thank_20_you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4" style:display-name="End-Thank you-outline4" style:family="presentation" style:parent-style-name="End-Thank_20_you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5" style:display-name="End-Thank you-outline5" style:family="presentation" style:parent-style-name="End-Thank_20_you-outline4">
      <style:paragraph-properties fo:margin-top="0.1cm" fo:margin-bottom="0cm"/>
      <style:text-properties fo:font-size="20pt" style:font-size-asian="20pt" style:font-size-complex="20pt"/>
    </style:style>
    <style:style style:name="End-Thank_20_you-outline6" style:display-name="End-Thank you-outline6" style:family="presentation" style:parent-style-name="End-Thank_20_you-outline5">
      <style:paragraph-properties fo:margin-top="0.1cm" fo:margin-bottom="0cm"/>
      <style:text-properties fo:font-size="20pt" style:font-size-asian="20pt" style:font-size-complex="20pt"/>
    </style:style>
    <style:style style:name="End-Thank_20_you-outline7" style:display-name="End-Thank you-outline7" style:family="presentation" style:parent-style-name="End-Thank_20_you-outline6">
      <style:paragraph-properties fo:margin-top="0.1cm" fo:margin-bottom="0cm"/>
      <style:text-properties fo:font-size="20pt" style:font-size-asian="20pt" style:font-size-complex="20pt"/>
    </style:style>
    <style:style style:name="End-Thank_20_you-outline8" style:display-name="End-Thank you-outline8" style:family="presentation" style:parent-style-name="End-Thank_20_you-outline7">
      <style:paragraph-properties fo:margin-top="0.1cm" fo:margin-bottom="0cm"/>
      <style:text-properties fo:font-size="20pt" style:font-size-asian="20pt" style:font-size-complex="20pt"/>
    </style:style>
    <style:style style:name="End-Thank_20_you-outline9" style:display-name="End-Thank you-outline9" style:family="presentation" style:parent-style-name="End-Thank_20_you-outline8">
      <style:paragraph-properties fo:margin-top="0.1cm" fo:margin-bottom="0cm"/>
      <style:text-properties fo:font-size="20pt" style:font-size-asian="20pt" style:font-size-complex="20pt"/>
    </style:style>
    <style:style style:name="End-Thank_20_you-subtitle" style:display-name="End-Thank you-subtitle" style:family="presentation">
      <style:graphic-properties draw:stroke="none" draw:fill="none" draw:textarea-vertical-align="middle">
        <text:list-style style:name="End-Thank_20_you-subtitle" style:display-name="End-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hank_20_you-title" style:display-name="End-Thank you-title" style:family="presentation">
      <style:graphic-properties draw:stroke="none" draw:fill="none" draw:textarea-vertical-align="middle">
        <text:list-style style:name="End-Thank_20_you-title" style:display-name="End-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-background" style:display-name="Standard slide_-background" style:family="presentation">
      <style:graphic-properties draw:stroke="none" draw:fill="solid" draw:fill-color="#ffffff"/>
      <style:text-properties style:letter-kerning="true"/>
    </style:style>
    <style:style style:name="Standard_20_slide_5f_-backgroundobjects" style:display-name="Standard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-notes" style:display-name="Standard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-outline1" style:display-name="Standard slide_-outline1" style:family="presentation">
      <style:graphic-properties draw:stroke="none" draw:fill="none" draw:auto-grow-height="false" draw:fit-to-size="shrink-to-fit">
        <text:list-style style:name="Standard_20_slide_5f_-outline1" style:display-name="Standard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-outline2" style:display-name="Standard slide_-outline2" style:family="presentation" style:parent-style-name="Standard_20_slid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3" style:display-name="Standard slide_-outline3" style:family="presentation" style:parent-style-name="Standard_20_slid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4" style:display-name="Standard slide_-outline4" style:family="presentation" style:parent-style-name="Standard_20_slid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5" style:display-name="Standard slide_-outline5" style:family="presentation" style:parent-style-name="Standard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6" style:display-name="Standard slide_-outline6" style:family="presentation" style:parent-style-name="Standard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7" style:display-name="Standard slide_-outline7" style:family="presentation" style:parent-style-name="Standard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8" style:display-name="Standard slide_-outline8" style:family="presentation" style:parent-style-name="Standard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9" style:display-name="Standard slide_-outline9" style:family="presentation" style:parent-style-name="Standard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subtitle" style:display-name="Standard slide_-subtitle" style:family="presentation">
      <style:graphic-properties draw:stroke="none" draw:fill="none" draw:textarea-vertical-align="middle">
        <text:list-style style:name="Standard_20_slide_5f_-subtitle" style:display-name="Standard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-title" style:display-name="Standard slide_-title" style:family="presentation">
      <style:graphic-properties draw:stroke="none" draw:fill="none" draw:textarea-vertical-align="middle">
        <text:list-style style:name="Standard_20_slide_5f_-title" style:display-name="Standard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-background" style:display-name="Standard slide__-background" style:family="presentation">
      <style:graphic-properties draw:stroke="none" draw:fill="solid" draw:fill-color="#ffffff"/>
      <style:text-properties style:letter-kerning="true"/>
    </style:style>
    <style:style style:name="Standard_20_slide_5f__5f_-backgroundobjects" style:display-name="Standard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_5f_-notes" style:display-name="Standard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_5f_-outline1" style:display-name="Standard slide__-outline1" style:family="presentation">
      <style:graphic-properties draw:stroke="none" draw:fill="none" draw:auto-grow-height="false" draw:fit-to-size="shrink-to-fit">
        <text:list-style style:name="Standard_20_slide_5f__5f_-outline1" style:display-name="Standard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-outline2" style:display-name="Standard slide__-outline2" style:family="presentation" style:parent-style-name="Standard_20_slide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3" style:display-name="Standard slide__-outline3" style:family="presentation" style:parent-style-name="Standard_20_slide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4" style:display-name="Standard slide__-outline4" style:family="presentation" style:parent-style-name="Standard_20_slide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5" style:display-name="Standard slide__-outline5" style:family="presentation" style:parent-style-name="Standard_20_sl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6" style:display-name="Standard slide__-outline6" style:family="presentation" style:parent-style-name="Standard_20_sl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7" style:display-name="Standard slide__-outline7" style:family="presentation" style:parent-style-name="Standard_20_sl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8" style:display-name="Standard slide__-outline8" style:family="presentation" style:parent-style-name="Standard_20_sl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9" style:display-name="Standard slide__-outline9" style:family="presentation" style:parent-style-name="Standard_20_sl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subtitle" style:display-name="Standard slide__-subtitle" style:family="presentation">
      <style:graphic-properties draw:stroke="none" draw:fill="none" draw:textarea-vertical-align="middle">
        <text:list-style style:name="Standard_20_slide_5f__5f_-subtitle" style:display-name="Standard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_5f_-title" style:display-name="Standard slide__-title" style:family="presentation">
      <style:graphic-properties draw:stroke="none" draw:fill="none" draw:textarea-vertical-align="middle">
        <text:list-style style:name="Standard_20_slide_5f__5f_-title" style:display-name="Standard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_5f_-background" style:display-name="Standard slide___-background" style:family="presentation">
      <style:graphic-properties draw:stroke="none" draw:fill="solid" draw:fill-color="#ffffff"/>
      <style:text-properties style:letter-kerning="true"/>
    </style:style>
    <style:style style:name="Standard_20_slide_5f__5f__5f_-backgroundobjects" style:display-name="Standard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_5f__5f_-notes" style:display-name="Standard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_5f__5f_-outline1" style:display-name="Standard slide___-outline1" style:family="presentation">
      <style:graphic-properties draw:stroke="none" draw:fill="none" draw:auto-grow-height="false" draw:fit-to-size="shrink-to-fit">
        <text:list-style style:name="Standard_20_slide_5f__5f__5f_-outline1" style:display-name="Standard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_5f_-outline2" style:display-name="Standard slide___-outline2" style:family="presentation" style:parent-style-name="Standard_20_slide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3" style:display-name="Standard slide___-outline3" style:family="presentation" style:parent-style-name="Standard_20_slide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4" style:display-name="Standard slide___-outline4" style:family="presentation" style:parent-style-name="Standard_20_slide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5" style:display-name="Standard slide___-outline5" style:family="presentation" style:parent-style-name="Standard_20_sl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6" style:display-name="Standard slide___-outline6" style:family="presentation" style:parent-style-name="Standard_20_sl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7" style:display-name="Standard slide___-outline7" style:family="presentation" style:parent-style-name="Standard_20_sl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8" style:display-name="Standard slide___-outline8" style:family="presentation" style:parent-style-name="Standard_20_sl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9" style:display-name="Standard slide___-outline9" style:family="presentation" style:parent-style-name="Standard_20_sl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subtitle" style:display-name="Standard slide___-subtitle" style:family="presentation">
      <style:graphic-properties draw:stroke="none" draw:fill="none" draw:textarea-vertical-align="middle">
        <text:list-style style:name="Standard_20_slide_5f__5f__5f_-subtitle" style:display-name="Standard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_5f__5f_-title" style:display-name="Standard slide___-title" style:family="presentation">
      <style:graphic-properties draw:stroke="none" draw:fill="none" draw:textarea-vertical-align="middle">
        <text:list-style style:name="Standard_20_slide_5f__5f__5f_-title" style:display-name="Standard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473cm" fo:page-height="25.6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5cm, 17.002cm, 7.498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427cm, 0cm, 20.086cm)" draw:image-opacity="100%" style:mirror="none"/>
    </style:style>
    <style:style style:name="Mgr8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378cm, 0cm, 19.813cm)" draw:image-opacity="100%" style:mirror="none"/>
    </style:style>
    <style:style style:name="Mgr10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1.271cm" fo:min-width="24.892cm" fo:padding-top="0.127cm" fo:padding-bottom="0.127cm" fo:padding-left="0.254cm" fo:padding-right="0.254cm" fo:wrap-option="wrap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2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over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82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82cm"/>
    </style:style>
    <style:style style:name="Mpr7" style:family="presentation" style:parent-style-name="End-Thank_20_you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End-Thank_20_you-backgroundobjects">
      <style:graphic-properties draw:stroke="none" draw:fill="none" draw:fill-color="#ffffff" draw:auto-grow-height="false" fo:min-height="1.282cm"/>
    </style:style>
    <style:style style:name="Mpr9" style:family="presentation" style:parent-style-name="End-Thank_20_you-backgroundobjects">
      <style:graphic-properties draw:stroke="none" draw:fill="none" draw:fill-color="#ffffff" draw:textarea-vertical-align="bottom" draw:auto-grow-height="false" fo:min-height="1.282cm"/>
    </style:style>
    <style:style style:name="Mpr10" style:family="presentation" style:parent-style-name="Standard_20_slid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Standard_20_slide_5f_-backgroundobjects">
      <style:graphic-properties draw:stroke="none" draw:fill="none" draw:fill-color="#ffffff" draw:auto-grow-height="false" fo:min-height="1.282cm"/>
    </style:style>
    <style:style style:name="Mpr12" style:family="presentation" style:parent-style-name="Standard_20_slide_5f_-backgroundobjects">
      <style:graphic-properties draw:stroke="none" draw:fill="none" draw:fill-color="#ffffff" draw:textarea-vertical-align="bottom" draw:auto-grow-height="false" fo:min-height="1.282cm"/>
    </style:style>
    <style:style style:name="Mpr13" style:family="presentation" style:parent-style-name="Standard_20_slide_5f_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tandard_20_slide_5f__5f_-backgroundobjects">
      <style:graphic-properties draw:stroke="none" draw:fill="none" draw:fill-color="#ffffff" draw:auto-grow-height="false" fo:min-height="0.985cm"/>
    </style:style>
    <style:style style:name="Mpr15" style:family="presentation" style:parent-style-name="Standard_20_slide_5f__5f_-backgroundobjects">
      <style:graphic-properties draw:stroke="none" draw:fill="none" draw:fill-color="#ffffff" draw:auto-grow-height="false" fo:min-height="1.282cm"/>
    </style:style>
    <style:style style:name="Mpr16" style:family="presentation" style:parent-style-name="Standard_20_slide_5f__5f_-backgroundobjects">
      <style:graphic-properties draw:stroke="none" draw:fill="none" draw:fill-color="#ffffff" draw:textarea-vertical-align="bottom" draw:auto-grow-height="false" fo:min-height="1.282cm"/>
    </style:style>
    <style:style style:name="Mpr17" style:family="presentation" style:parent-style-name="Standard_20_slide_5f__5f_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Standard_20_slide_5f__5f__5f_-backgroundobjects">
      <style:graphic-properties draw:stroke="none" draw:fill="none" draw:fill-color="#ffffff" draw:auto-grow-height="false" fo:min-height="0.985cm"/>
    </style:style>
    <style:style style:name="Mpr19" style:family="presentation" style:parent-style-name="Standard_20_slide_5f__5f__5f_-backgroundobjects">
      <style:graphic-properties draw:stroke="none" draw:fill="none" draw:fill-color="#ffffff" draw:auto-grow-height="false" fo:min-height="1.282cm"/>
    </style:style>
    <style:style style:name="Mpr20" style:family="presentation" style:parent-style-name="Standard_20_slide_5f__5f__5f_-backgroundobjects">
      <style:graphic-properties draw:stroke="none" draw:fill="none" draw:fill-color="#ffffff" draw:textarea-vertical-align="bottom" draw:auto-grow-height="false" fo:min-height="1.28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title" style:display-name="Cover titl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18" draw:style-name="Mgr3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7" draw:text-style-name="MP6" draw:layer="backgroundobjects" svg:width="29.231cm" svg:height="11.346cm" draw:transform="rotate (-0.351683844276857) translate (0.378cm 0cm)">
        <draw:image xlink:href="Pictures/10000201000009C40000021EEC6B286995856A34.png" xlink:type="simple" xlink:show="embed" xlink:actuate="onLoad">
          <text:p/>
        </draw:image>
      </draw:frame>
      <draw:frame draw:name="Shape 20" draw:style-name="Mgr6" draw:text-style-name="MP6" draw:layer="backgroundobjects" svg:width="3.342cm" svg:height="1.374cm" svg:x="2.059cm" svg:y="12.811cm">
        <draw:image xlink:href="Pictures/1000020100000450000001C6462D04A43A9BD1AA.png" xlink:type="simple" xlink:show="embed" xlink:actuate="onLoad">
          <text:p/>
        </draw:image>
      </draw:frame>
      <draw:frame draw:name="Shape 21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draw:frame draw:name="Shape 22" presentation:style-name="Mpr1" draw:text-style-name="MP8" draw:layer="backgroundobjects" svg:width="22.863cm" svg:height="4.148cm" svg:x="1.319cm" svg:y="1.855cm" presentation:class="title" presentation:user-transformed="true">
        <draw:text-box>
          <text:p/>
        </draw:text-box>
      </draw:frame>
      <draw:frame draw:name="Shape 23" presentation:style-name="Cover_20_title-outline1" draw:layer="backgroundobjects" svg:width="16.46cm" svg:height="1.11cm" svg:x="7.721cm" svg:y="6.004cm" presentation:class="outline" presentation:placeholder="true" presentation:user-transformed="true">
        <draw:text-box/>
      </draw:frame>
      <presentation:notes style:page-layout-name="PM2">
        <draw:page-thumbnail presentation:style-name="Cover_20_title-title" draw:layer="backgroundobjects" svg:width="14.848cm" svg:height="11.136cm" svg:x="3.075cm" svg:y="2.257cm" presentation:class="page"/>
        <draw:frame presentation:style-name="Cov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4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Standard_20_slide-title" draw:layer="backgroundobjects" svg:width="17.102cm" svg:height="9.62cm" svg:x="1.185cm" svg:y="1.949cm" presentation:class="page"/>
        <draw:frame presentation:style-name="Standard_20_slide-notes" draw:layer="backgroundobjects" svg:width="15.577cm" svg:height="11.544cm" svg:x="1.947cm" svg:y="12.186cm" presentation:class="notes" presentation:placeholder="true">
          <draw:text-box/>
        </draw:frame>
        <draw:frame presentation:style-name="Mpr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-Thank_20_you" style:display-name="End-Thank you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51" draw:style-name="Mgr8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draw:style-name="Mgr9" draw:text-style-name="MP6" draw:layer="backgroundobjects" svg:width="29.465cm" svg:height="11.346cm" draw:transform="rotate (-0.351683844276857) translate (0.231cm -1.349cm)">
        <draw:image xlink:href="Pictures/10000201000009C40000021EC2265D95528BBA22.png" xlink:type="simple" xlink:show="embed" xlink:actuate="onLoad">
          <text:p/>
        </draw:image>
      </draw:frame>
      <draw:frame draw:name="Shape 53" presentation:style-name="Mpr7" draw:text-style-name="MP8" draw:layer="backgroundobjects" svg:width="12.269cm" svg:height="1.538cm" svg:x="9.618cm" svg:y="6.128cm" presentation:class="title" presentation:user-transformed="true">
        <draw:text-box>
          <text:p/>
        </draw:text-box>
      </draw:frame>
      <draw:frame draw:name="Shape 54" draw:style-name="Mgr6" draw:text-style-name="MP6" draw:layer="backgroundobjects" svg:width="3.342cm" svg:height="1.374cm" svg:x="2.059cm" svg:y="12.811cm">
        <draw:image xlink:href="Pictures/1000020100000450000001C66CF4DF60D8FEE487.png" xlink:type="simple" xlink:show="embed" xlink:actuate="onLoad">
          <text:p/>
        </draw:image>
      </draw:frame>
      <draw:frame draw:name="Shape 55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presentation:notes style:page-layout-name="PM2">
        <draw:page-thumbnail presentation:style-name="End-Thank_20_you-title" draw:layer="backgroundobjects" svg:width="17.102cm" svg:height="9.62cm" svg:x="1.185cm" svg:y="1.949cm" presentation:class="page"/>
        <draw:frame presentation:style-name="End-Thank_20_you-notes" draw:layer="backgroundobjects" svg:width="15.577cm" svg:height="11.544cm" svg:x="1.947cm" svg:y="12.186cm" presentation:class="notes" presentation:placeholder="true">
          <draw:text-box/>
        </draw:frame>
        <draw:frame presentation:style-name="Mpr8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" style:display-name="Standard slide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1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0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Standard_20_slide_5f_-title" draw:layer="backgroundobjects" svg:width="17.102cm" svg:height="9.62cm" svg:x="1.185cm" svg:y="1.949cm" presentation:class="page"/>
        <draw:frame presentation:style-name="Standard_20_slide_5f_-notes" draw:layer="backgroundobjects" svg:width="15.577cm" svg:height="11.544cm" svg:x="1.947cm" svg:y="12.186cm" presentation:class="notes" presentation:placeholder="true">
          <draw:text-box/>
        </draw:frame>
        <draw:frame presentation:style-name="Mpr11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_5f_" style:display-name="Standard slide_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2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3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_5f_-outline1" draw:layer="backgroundobjects" svg:width="22.859cm" svg:height="8.801cm" svg:x="1.27cm" svg:y="3.563cm" presentation:class="outline" presentation:placeholder="true" presentation:user-transformed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2" draw:layer="backgroundobjects" svg:width="8.05cm" svg:height="0.984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slide_5f__5f_-title" draw:layer="backgroundobjects" svg:width="17.102cm" svg:height="9.62cm" svg:x="1.185cm" svg:y="1.949cm" presentation:class="page"/>
        <draw:frame presentation:style-name="Standard_20_slide_5f__5f_-notes" draw:layer="backgroundobjects" svg:width="15.577cm" svg:height="11.544cm" svg:x="1.947cm" svg:y="12.186cm" presentation:class="notes" presentation:placeholder="true">
          <draw:text-box/>
        </draw:frame>
        <draw:frame presentation:style-name="Mpr1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_5f__5f_" style:display-name="Standard slide__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3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7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_5f__5f_-outline1" draw:layer="backgroundobjects" svg:width="22.859cm" svg:height="8.801cm" svg:x="1.27cm" svg:y="3.563cm" presentation:class="outline" presentation:placeholder="true" presentation:user-transformed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2" draw:layer="backgroundobjects" svg:width="8.05cm" svg:height="0.984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slide_5f__5f__5f_-title" draw:layer="backgroundobjects" svg:width="17.102cm" svg:height="9.62cm" svg:x="1.185cm" svg:y="1.949cm" presentation:class="page"/>
        <draw:frame presentation:style-name="Standard_20_slide_5f__5f__5f_-notes" draw:layer="backgroundobjects" svg:width="15.577cm" svg:height="11.544cm" svg:x="1.947cm" svg:y="12.186cm" presentation:class="notes" presentation:placeholder="true">
          <draw:text-box/>
        </draw:frame>
        <draw:frame presentation:style-name="Mpr19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1$Linux_X86_64 LibreOffice_project/20m0$Build-1</meta:generator>
    <dc:date>2017-01-09T21:30:57.276095165</dc:date>
    <meta:editing-duration>PT3H42M18S</meta:editing-duration>
    <meta:editing-cycles>20</meta:editing-cycles>
    <meta:document-statistic meta:object-count="178"/>
  </office:meta>
</office:document-meta>
</file>